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6800000037E05967C8E8F2898D.png" manifest:media-type="image/png"/>
  <manifest:file-entry manifest:full-path="Pictures/1000020100000263000000337746884555304B67.png" manifest:media-type="image/png"/>
  <manifest:file-entry manifest:full-path="Pictures/1000020100000261000000344E46FB574C7437AE.png" manifest:media-type="image/png"/>
  <manifest:file-entry manifest:full-path="Pictures/10000201000002730000003645643B35F5A9A8FB.png" manifest:media-type="image/png"/>
  <manifest:file-entry manifest:full-path="Pictures/1000020100000274000000368A33D48E15AE31D9.png" manifest:media-type="image/png"/>
  <manifest:file-entry manifest:full-path="Pictures/100002010000027A00000033A506572C664C135B.png" manifest:media-type="image/png"/>
  <manifest:file-entry manifest:full-path="Pictures/1000020100000270000000384A8C9CCCD6526A7D.png" manifest:media-type="image/png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72bf4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0.94mm" svg:height="118.74mm" svg:x="30.85mm" svg:y="17mm">
            <draw:object draw:notify-on-update-of-ranges="Sheet1.B1:Sheet1.M1 Sheet1.B1:Sheet1.M1 Sheet1.B2:Sheet1.M2 Sheet1.B1:Sheet1.M1 Sheet1.B3:Sheet1.M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4" draw:style-name="gr2" draw:text-style-name="P1" svg:width="168.22mm" svg:height="13.54mm" svg:x="22.57mm" svg:y="203.2mm">
            <draw:image xlink:href="Pictures/1000020100000263000000337746884555304B67.png" xlink:type="simple" xlink:show="embed" xlink:actuate="onLoad">
              <text:p/>
            </draw:image>
          </draw:frame>
          <draw:frame draw:z-index="2" draw:name="Image 5" draw:style-name="gr2" draw:text-style-name="P1" svg:width="169.6mm" svg:height="14.6mm" svg:x="22.57mm" svg:y="221.26mm">
            <draw:image xlink:href="Pictures/100002010000026800000037E05967C8E8F2898D.png" xlink:type="simple" xlink:show="embed" xlink:actuate="onLoad">
              <text:p/>
            </draw:image>
          </draw:frame>
          <draw:frame draw:z-index="3" draw:name="Image 6" draw:style-name="gr2" draw:text-style-name="P1" svg:width="167.67mm" svg:height="13.8mm" svg:x="22.57mm" svg:y="239.32mm">
            <draw:image xlink:href="Pictures/1000020100000261000000344E46FB574C7437AE.png" xlink:type="simple" xlink:show="embed" xlink:actuate="onLoad">
              <text:p/>
            </draw:image>
          </draw:frame>
          <draw:frame draw:z-index="4" draw:name="Image 7" draw:style-name="gr2" draw:text-style-name="P1" svg:width="172.9mm" svg:height="14.33mm" svg:x="22.57mm" svg:y="257.38mm">
            <draw:image xlink:href="Pictures/1000020100000274000000368A33D48E15AE31D9.png" xlink:type="simple" xlink:show="embed" xlink:actuate="onLoad">
              <text:p/>
            </draw:image>
          </draw:frame>
          <draw:frame draw:z-index="5" draw:name="Image 8" draw:style-name="gr2" draw:text-style-name="P1" svg:width="172.63mm" svg:height="14.33mm" svg:x="22.57mm" svg:y="275.44mm">
            <draw:image xlink:href="Pictures/10000201000002730000003645643B35F5A9A8FB.png" xlink:type="simple" xlink:show="embed" xlink:actuate="onLoad">
              <text:p/>
            </draw:image>
          </draw:frame>
          <draw:frame draw:z-index="6" draw:name="Image 9" draw:style-name="gr2" draw:text-style-name="P1" svg:width="171.8mm" svg:height="14.86mm" svg:x="22.57mm" svg:y="293.51mm">
            <draw:image xlink:href="Pictures/1000020100000270000000384A8C9CCCD6526A7D.png" xlink:type="simple" xlink:show="embed" xlink:actuate="onLoad">
              <text:p/>
            </draw:image>
          </draw:frame>
          <draw:frame draw:z-index="7" draw:name="Image 10" draw:style-name="gr2" draw:text-style-name="P1" svg:width="174.55mm" svg:height="13.54mm" svg:x="22.57mm" svg:y="311.57mm">
            <draw:image xlink:href="Pictures/100002010000027A00000033A506572C664C135B.png" xlink:type="simple" xlink:show="embed" xlink:actuate="onLoad">
              <text:p/>
            </draw:image>
          </draw:frame>
          <draw:frame draw:z-index="8" draw:style-name="gr1" draw:text-style-name="P1" svg:width="210.94mm" svg:height="118.74mm" svg:x="243.95mm" svg:y="20.98mm">
            <draw:object draw:notify-on-update-of-ranges="Sheet1.L34:Sheet1.U34 Sheet1.L35:Sheet1.U35 Sheet1.L36:Sheet1.U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0000" calcext:value-type="float">
            <text:p>4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n-recursive</text:p>
          </table:table-cell>
          <table:table-cell office:value-type="float" office:value="3618" calcext:value-type="float">
            <text:p>3618</text:p>
          </table:table-cell>
          <table:table-cell office:value-type="float" office:value="23485" calcext:value-type="float">
            <text:p>23485</text:p>
          </table:table-cell>
          <table:table-cell office:value-type="float" office:value="46713" calcext:value-type="float">
            <text:p>46713</text:p>
          </table:table-cell>
          <table:table-cell table:style-name="ce1" office:value-type="float" office:value="126481" calcext:value-type="float">
            <text:p>126481</text:p>
          </table:table-cell>
          <table:table-cell table:style-name="ce1" office:value-type="float" office:value="227414" calcext:value-type="float">
            <text:p>227414</text:p>
          </table:table-cell>
          <table:table-cell table:style-name="ce1" office:value-type="float" office:value="521547" calcext:value-type="float">
            <text:p>521547</text:p>
          </table:table-cell>
          <table:table-cell office:value-type="float" office:value="935980" calcext:value-type="float">
            <text:p>935980</text:p>
          </table:table-cell>
          <table:table-cell table:style-name="ce1" office:value-type="float" office:value="1390225" calcext:value-type="float">
            <text:p>1390225</text:p>
          </table:table-cell>
          <table:table-cell table:style-name="ce1" office:value-type="float" office:value="1991419" calcext:value-type="float">
            <text:p>1991419</text:p>
          </table:table-cell>
          <table:table-cell table:style-name="ce1" office:value-type="float" office:value="2691161" calcext:value-type="float">
            <text:p>2691161</text:p>
          </table:table-cell>
          <table:table-cell office:value-type="float" office:value="3820515" calcext:value-type="float">
            <text:p>3820515</text:p>
          </table:table-cell>
          <table:table-cell office:value-type="float" office:value="5613146" calcext:value-type="float">
            <text:p>5613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cursive</text:p>
          </table:table-cell>
          <table:table-cell office:value-type="float" office:value="2300" calcext:value-type="float">
            <text:p>2300</text:p>
          </table:table-cell>
          <table:table-cell office:value-type="float" office:value="14340" calcext:value-type="float">
            <text:p>14340</text:p>
          </table:table-cell>
          <table:table-cell office:value-type="float" office:value="34251" calcext:value-type="float">
            <text:p>34251</text:p>
          </table:table-cell>
          <table:table-cell table:style-name="ce1" office:value-type="float" office:value="95716" calcext:value-type="float">
            <text:p>95716</text:p>
          </table:table-cell>
          <table:table-cell table:style-name="ce1" office:value-type="float" office:value="227150" calcext:value-type="float">
            <text:p>227150</text:p>
          </table:table-cell>
          <table:table-cell table:style-name="ce1" office:value-type="float" office:value="535136" calcext:value-type="float">
            <text:p>535136</text:p>
          </table:table-cell>
          <table:table-cell office:value-type="float" office:value="953635" calcext:value-type="float">
            <text:p>953635</text:p>
          </table:table-cell>
          <table:table-cell table:style-name="ce1" office:value-type="float" office:value="1338609" calcext:value-type="float">
            <text:p>1338609</text:p>
          </table:table-cell>
          <table:table-cell table:style-name="ce1" office:value-type="float" office:value="1861326" calcext:value-type="float">
            <text:p>1861326</text:p>
          </table:table-cell>
          <table:table-cell table:style-name="ce1" office:value-type="float" office:value="2739204" calcext:value-type="float">
            <text:p>2739204</text:p>
          </table:table-cell>
          <table:table-cell office:value-type="float" office:value="4107739" calcext:value-type="float">
            <text:p>4107739</text:p>
          </table:table-cell>
          <table:table-cell office:value-type="float" office:value="5582931" calcext:value-type="float">
            <text:p>5582931</text:p>
          </table:table-cell>
          <table:table-cell table:number-columns-repeated="8"/>
        </table:table-row>
        <table:table-row table:style-name="ro1" table:number-rows-repeated="30">
          <table:table-cell table:number-columns-repeated="21"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nonrecursive</text:p>
          </table:table-cell>
          <table:table-cell office:value-type="float" office:value="203" calcext:value-type="float">
            <text:p>203</text:p>
          </table:table-cell>
          <table:table-cell office:value-type="float" office:value="434" calcext:value-type="float">
            <text:p>434</text:p>
          </table:table-cell>
          <table:table-cell office:value-type="float" office:value="610" calcext:value-type="float">
            <text:p>610</text:p>
          </table:table-cell>
          <table:table-cell office:value-type="float" office:value="791" calcext:value-type="float">
            <text:p>791</text:p>
          </table:table-cell>
          <table:table-cell office:value-type="float" office:value="1020" calcext:value-type="float">
            <text:p>1020</text:p>
          </table:table-cell>
          <table:table-cell office:value-type="float" office:value="1164" calcext:value-type="float">
            <text:p>1164</text:p>
          </table:table-cell>
          <table:table-cell office:value-type="float" office:value="1363" calcext:value-type="float">
            <text:p>1363</text:p>
          </table:table-cell>
          <table:table-cell office:value-type="float" office:value="1561" calcext:value-type="float">
            <text:p>1561</text:p>
          </table:table-cell>
          <table:table-cell office:value-type="float" office:value="3136" calcext:value-type="float">
            <text:p>3136</text:p>
          </table:table-cell>
          <table:table-cell office:value-type="float" office:value="3717" calcext:value-type="float">
            <text:p>371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ecursive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office:value-type="float" office:value="475" calcext:value-type="float">
            <text:p>475</text:p>
          </table:table-cell>
          <table:table-cell office:value-type="float" office:value="592.9" calcext:value-type="float">
            <text:p>592,9</text:p>
          </table:table-cell>
          <table:table-cell office:value-type="float" office:value="768" calcext:value-type="float">
            <text:p>768</text:p>
          </table:table-cell>
          <table:table-cell office:value-type="float" office:value="979" calcext:value-type="float">
            <text:p>979</text:p>
          </table:table-cell>
          <table:table-cell office:value-type="float" office:value="1079" calcext:value-type="float">
            <text:p>1079</text:p>
          </table:table-cell>
          <table:table-cell office:value-type="float" office:value="1298" calcext:value-type="float">
            <text:p>1298</text:p>
          </table:table-cell>
          <table:table-cell office:value-type="float" office:value="1433" calcext:value-type="float">
            <text:p>1433</text:p>
          </table:table-cell>
          <table:table-cell office:value-type="float" office:value="1700" calcext:value-type="float">
            <text:p>1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.00.0000</text:date>, <text:time style:data-style-name="N2" text:time-value="19:01:43.059934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6:41:38.378594173</meta:creation-date>
    <dc:date>2018-11-29T19:06:42.924672930</dc:date>
    <meta:editing-duration>PT1H46M30S</meta:editing-duration>
    <meta:editing-cycles>47</meta:editing-cycles>
    <meta:generator>LibreOffice/6.0.6.2$Linux_X86_64 LibreOffice_project/00m0$Build-2</meta:generator>
    <meta:document-statistic meta:table-count="1" meta:cell-count="7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95cm" svg:height="11.875cm" xlink:href=".." xlink:type="simple" chart:class="chart:scatter" chart:row-mapping="0 1" chart:style-name="ch1">
        <chart:legend chart:legend-position="end" svg:x="18.798cm" svg:y="5.389cm" style:legend-expansion="high" chart:style-name="ch2"/>
        <chart:plot-area chart:style-name="ch3" table:cell-range-address="Sheet1.B1:Sheet1.M3" chart:data-source-has-labels="row" svg:x="0.421cm" svg:y="0.237cm" svg:width="17.956cm" svg:height="11.401cm">
          <chartooo:coordinate-region svg:x="1.968cm" svg:y="0.437cm" svg:width="15.944cm" svg:height="10.554cm"/>
          <chart:axis chart:dimension="x" chart:name="primary-x" chart:style-name="ch4" chartooo:axis-type="auto">
            <chart:categories table:cell-range-address="Sheet1.B1:Sheet1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M2" chart:class="chart:scatter">
            <chart:domain table:cell-range-address="Sheet1.B1:Sheet1.M1"/>
            <chart:data-point chart:repeated="12"/>
          </chart:series>
          <chart:series chart:style-name="ch8" chart:values-cell-range-address="Sheet1.B3:Sheet1.M3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:Sheet1.M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1:Sheet1.M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618">
                <text:p>3618</text:p>
                <draw:g>
                  <svg:desc>Sheet1.B2:Sheet1.M2</svg:desc>
                </draw:g>
              </table:table-cell>
              <table:table-cell office:value-type="float" office:value="23485">
                <text:p>23485</text:p>
              </table:table-cell>
              <table:table-cell office:value-type="float" office:value="46713">
                <text:p>46713</text:p>
              </table:table-cell>
              <table:table-cell office:value-type="float" office:value="126481">
                <text:p>126481</text:p>
              </table:table-cell>
              <table:table-cell office:value-type="float" office:value="227414">
                <text:p>227414</text:p>
              </table:table-cell>
              <table:table-cell office:value-type="float" office:value="521547">
                <text:p>521547</text:p>
              </table:table-cell>
              <table:table-cell office:value-type="float" office:value="935980">
                <text:p>935980</text:p>
              </table:table-cell>
              <table:table-cell office:value-type="float" office:value="1390225">
                <text:p>1390225</text:p>
              </table:table-cell>
              <table:table-cell office:value-type="float" office:value="1991419">
                <text:p>1991419</text:p>
              </table:table-cell>
              <table:table-cell office:value-type="float" office:value="2691161">
                <text:p>2691161</text:p>
              </table:table-cell>
              <table:table-cell office:value-type="float" office:value="3820515">
                <text:p>3820515</text:p>
              </table:table-cell>
              <table:table-cell office:value-type="float" office:value="5613146">
                <text:p>5613146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300">
                <text:p>2300</text:p>
                <draw:g>
                  <svg:desc>Sheet1.B3:Sheet1.M3</svg:desc>
                </draw:g>
              </table:table-cell>
              <table:table-cell office:value-type="float" office:value="14340">
                <text:p>14340</text:p>
              </table:table-cell>
              <table:table-cell office:value-type="float" office:value="34251">
                <text:p>34251</text:p>
              </table:table-cell>
              <table:table-cell office:value-type="float" office:value="95716">
                <text:p>95716</text:p>
              </table:table-cell>
              <table:table-cell office:value-type="float" office:value="227150">
                <text:p>227150</text:p>
              </table:table-cell>
              <table:table-cell office:value-type="float" office:value="535136">
                <text:p>535136</text:p>
              </table:table-cell>
              <table:table-cell office:value-type="float" office:value="953635">
                <text:p>953635</text:p>
              </table:table-cell>
              <table:table-cell office:value-type="float" office:value="1338609">
                <text:p>1338609</text:p>
              </table:table-cell>
              <table:table-cell office:value-type="float" office:value="1861326">
                <text:p>1861326</text:p>
              </table:table-cell>
              <table:table-cell office:value-type="float" office:value="2739204">
                <text:p>2739204</text:p>
              </table:table-cell>
              <table:table-cell office:value-type="float" office:value="4107739">
                <text:p>4107739</text:p>
              </table:table-cell>
              <table:table-cell office:value-type="float" office:value="5582931">
                <text:p>55829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95cm" svg:height="11.875cm" xlink:href=".." xlink:type="simple" chart:class="chart:scatter" chart:style-name="ch1">
        <chart:legend chart:legend-position="end" svg:x="18.613cm" svg:y="5.389cm" style:legend-expansion="high" chart:style-name="ch2"/>
        <chart:plot-area chart:style-name="ch3" table:cell-range-address="Sheet1.L34:Sheet1.U36" chart:data-source-has-labels="row" svg:x="0.421cm" svg:y="0.237cm" svg:width="17.771cm" svg:height="11.401cm">
          <chartooo:coordinate-region svg:x="1.413cm" svg:y="0.437cm" svg:width="16.499cm" svg:height="10.554cm"/>
          <chart:axis chart:dimension="x" chart:name="primary-x" chart:style-name="ch4" chartooo:axis-type="auto">
            <chart:categories table:cell-range-address="Sheet1.L34:Sheet1.U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35:Sheet1.U35" chart:class="chart:scatter">
            <chart:domain table:cell-range-address="Sheet1.L34:Sheet1.U34"/>
            <chart:data-point chart:repeated="10"/>
          </chart:series>
          <chart:series chart:style-name="ch8" chart:values-cell-range-address="Sheet1.L36:Sheet1.U36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L34:Sheet1.U3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203">
                <text:p>203</text:p>
                <draw:g>
                  <svg:desc>Sheet1.L35:Sheet1.U35</svg:desc>
                </draw:g>
              </table:table-cell>
              <table:table-cell office:value-type="float" office:value="434">
                <text:p>434</text:p>
              </table:table-cell>
              <table:table-cell office:value-type="float" office:value="610">
                <text:p>610</text:p>
              </table:table-cell>
              <table:table-cell office:value-type="float" office:value="791">
                <text:p>791</text:p>
              </table:table-cell>
              <table:table-cell office:value-type="float" office:value="1020">
                <text:p>1020</text:p>
              </table:table-cell>
              <table:table-cell office:value-type="float" office:value="1164">
                <text:p>1164</text:p>
              </table:table-cell>
              <table:table-cell office:value-type="float" office:value="1363">
                <text:p>1363</text:p>
              </table:table-cell>
              <table:table-cell office:value-type="float" office:value="1561">
                <text:p>1561</text:p>
              </table:table-cell>
              <table:table-cell office:value-type="float" office:value="3136">
                <text:p>3136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60">
                <text:p>160</text:p>
                <draw:g>
                  <svg:desc>Sheet1.L36:Sheet1.U36</svg:desc>
                </draw:g>
              </table:table-cell>
              <table:table-cell office:value-type="float" office:value="300">
                <text:p>300</text:p>
              </table:table-cell>
              <table:table-cell office:value-type="float" office:value="475">
                <text:p>475</text:p>
              </table:table-cell>
              <table:table-cell office:value-type="float" office:value="592.9">
                <text:p>592.9</text:p>
              </table:table-cell>
              <table:table-cell office:value-type="float" office:value="768">
                <text:p>768</text:p>
              </table:table-cell>
              <table:table-cell office:value-type="float" office:value="979">
                <text:p>979</text:p>
              </table:table-cell>
              <table:table-cell office:value-type="float" office:value="1079">
                <text:p>1079</text:p>
              </table:table-cell>
              <table:table-cell office:value-type="float" office:value="1298">
                <text:p>1298</text:p>
              </table:table-cell>
              <table:table-cell office:value-type="float" office:value="1433">
                <text:p>1433</text:p>
              </table:table-cell>
              <table:table-cell office:value-type="float" office:value="1700">
                <text:p>17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